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xml-odf-interop:xmlns:field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roman" style:font-pitch="variable" style:name="Nimbus Roman No9 L" svg:font-family="'Nimbus Roman No9 L'"/>
    <style:font-face style:font-family-generic="swiss" style:font-pitch="variable" style:name="Nimbus Sans L" svg:font-family="'Nimbus Sans L'"/>
    <style:font-face style:font-family-generic="system" style:font-pitch="variable" style:name="DejaVu Sans" svg:font-family="'DejaVu Sans'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ext:p text:style-name="Text body">test<text:line-break/>offered</text:p>
      <text:p text:style-name="Text body">bread baking<text:line-break/>wanted</text:p>
      <text:p text:style-name="Text body">test ad<text:line-break/>wanted</text:p>
      <text:p text:style-name="Text body">bread baking<text:line-break/>wanted</text:p>
      <text:p text:style-name="Text body">test<text:line-break/>offe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Hugh Barnard</meta:initial-creator>
    <meta:creation-date>2009-10-26T17:17:38</meta:creation-date>
    <dc:creator>Hugh Barnard</dc:creator>
    <dc:date>2009-10-26T18:15:23</dc:date>
    <meta:editing-cycles>1</meta:editing-cycles>
    <meta:editing-duration>PT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